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4.48cm"/>
    </style:style>
    <style:style style:name="co9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4.2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5.539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PF Number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EPF Wages</text:p>
          </table:table-cell>
          <table:table-cell table:style-name="ce1" office:value-type="string">
            <text:p>EPS Wages</text:p>
          </table:table-cell>
          <table:table-cell table:style-name="ce9" office:value-type="string">
            <text:p>EPF Contribution Due</text:p>
          </table:table-cell>
          <table:table-cell table:style-name="ce9" office:value-type="string">
            <text:p>EPF Contribution being Remitted</text:p>
          </table:table-cell>
          <table:table-cell table:style-name="ce9" office:value-type="string">
            <text:p>EPS Contribution Due</text:p>
          </table:table-cell>
          <table:table-cell table:style-name="ce9" office:value-type="string">
            <text:p>EPS Contribution being Remitted</text:p>
          </table:table-cell>
          <table:table-cell table:style-name="ce9" office:value-type="string">
            <text:p>Differ EPF/EPS Contribution Due</text:p>
          </table:table-cell>
          <table:table-cell table:style-name="ce9" office:value-type="string">
            <text:p>Differ EPF/EPS Contribution being remitted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python://for%20each=%22seq,line%20in%20enumerate(get_payroll())%22" xlink:type="simple">for</text:a></text:p>
          </table:table-cell>
          <table:table-cell table:style-name="ce6" table:number-columns-repeated="12"/>
          <table:table-cell table:style-name="ce10" table:number-columns-repeated="1011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and%20line.employee_id.employee_id%20or%20''" xlink:type="simple">code</text:a></text:p>
          </table:table-cell>
          <table:table-cell table:style-name="ce3" office:value-type="string">
            <text:p><text:a xlink:href="python://get_pf_no(line.employee_id)" xlink:type="simple">pf_no</text:a></text:p>
          </table:table-cell>
          <table:table-cell table:style-name="ce8" office:value-type="string">
            <text:p><text:a xlink:href="python://line.employee_id%20and%20line.employee_id.name%20or%20''" xlink:type="simple">name</text:a></text:p>
          </table:table-cell>
          <table:table-cell table:style-name="ce8" office:value-type="string">
            <text:p><text:a xlink:href="python://line.employee_id%20and%20line.designation_id.name%20or%20''" xlink:type="simple">Desigtn</text:a></text:p>
          </table:table-cell>
          <table:table-cell table:style-name="ce3" office:value-type="string">
            <text:p><text:a xlink:href="python://get_epf_wages(line.earning_structure_line)" xlink:type="simple">epf_wages</text:a></text:p>
          </table:table-cell>
          <table:table-cell table:style-name="ce3" office:value-type="string">
            <text:p><text:a xlink:href="python://get_epf_wages(line.earning_structure_line)" xlink:type="simple">eps_wages</text:a></text:p>
          </table:table-cell>
          <table:table-cell table:style-name="ce3" office:value-type="string">
            <text:p><text:a xlink:href="python://get_epf_contribution_due(line.other_deduction_line)" xlink:type="simple">epf_contribution_due</text:a></text:p>
          </table:table-cell>
          <table:table-cell table:style-name="ce3" office:value-type="string">
            <text:p><text:a xlink:href="python://get_epf_contribution_due(line.other_deduction_line)" xlink:type="simple">epf_contribution_re</text:a></text:p>
          </table:table-cell>
          <table:table-cell table:style-name="ce3" office:value-type="string">
            <text:p><text:a xlink:href="python://round(get_epf_wages(line.earning_structure_line)*get_eps_contribution_due(line.employee_id)/100)" xlink:type="simple">eps_contribution_due</text:a></text:p>
          </table:table-cell>
          <table:table-cell table:style-name="ce3" office:value-type="string">
            <text:p><text:a xlink:href="python://round(get_epf_wages(line.earning_structure_line)*get_eps_contribution_due(line.employee_id)/100)" xlink:type="simple">eps_contribution_due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)" xlink:type="simple">differ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)" xlink:type="simple">differ</text:a></text:p>
          </table:table-cell>
          <table:table-cell table:style-name="ce10" table:number-columns-repeated="1011"/>
        </table:table-row>
        <table:table-row table:style-name="ro2">
          <table:table-cell table:style-name="ce4" office:value-type="string">
            <text:p><text:a xlink:href="python:///for" xlink:type="simple">end for</text:a></text:p>
          </table:table-cell>
          <table:table-cell table:style-name="ce7" table:number-columns-repeated="12"/>
          <table:table-cell table:style-name="ce11" table:number-columns-repeated="1011"/>
        </table:table-row>
        <table:table-row table:style-name="ro2" table:number-rows-repeated="11">
          <table:table-cell table:style-name="ce5" table:number-columns-repeated="13"/>
          <table:table-cell table:style-name="ce12"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06-19T09:32:25</dc:date>
    <meta:generator>LibreOffice/3.5$Linux_x86 LibreOffice_project/350m1$Build-2</meta:generator>
    <meta:editing-duration>PT5H26M3S</meta:editing-duration>
    <meta:editing-cycles>33</meta:editing-cycles>
    <meta:document-statistic meta:table-count="1" meta:cell-count="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